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EntityListImpl.get( ObjectID objec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tityListImpl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tityListImpl.add( PortletApplicationEntity appEntity , String defini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EntityListImpl.add( PortletApplicationEntity appEntity , String definitionId , CopletInstanceData coplet , Portlet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EntityListImpl.remove( PortletEntity ent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